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965cm" draw:marker-end="Arrow" draw:marker-end-width="0.965cm" draw:fill-color="#ffff99" draw:textarea-horizontal-align="justify" draw:textarea-vertical-align="middle" draw:auto-grow-height="false" fo:min-height="7.878cm" fo:min-width="13.47cm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66cc99" draw:textarea-horizontal-align="justify" draw:textarea-vertical-align="middle" draw:auto-grow-height="false" fo:min-height="3.529cm" fo:min-width="0cm"/>
    </style:style>
    <style:style style:name="gr5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1.653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152cm" draw:marker-end-width="0.152cm" draw:fill-color="#ffcc00" draw:textarea-horizontal-align="justify" draw:textarea-vertical-align="top" draw:auto-grow-height="false" fo:min-height="1.934cm" fo:min-width="10.955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1.303cm" fo:padding-top="0.176cm" fo:padding-bottom="0.176cm" fo:padding-left="0.301cm" fo:padding-right="0.301cm" draw:shadow-opacity="50%"/>
    </style:style>
    <style:style style:name="gr8" style:family="graphic" style:parent-style-name="standard">
      <style:graphic-properties svg:stroke-width="0.102cm" svg:stroke-color="#000000" draw:marker-start-width="0.152cm" draw:marker-end-width="0.152cm" draw:fill="solid" draw:fill-color="#fdc578" draw:textarea-horizontal-align="justify" draw:textarea-vertical-align="top" draw:auto-grow-height="false" fo:min-height="1.159cm" fo:min-width="0.374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162cm" fo:min-width="0cm" fo:padding-top="0.176cm" fo:padding-bottom="0.176cm" fo:padding-left="0.301cm" fo:padding-right="0.301cm" draw:shadow-opacity="50%"/>
    </style:style>
    <style:style style:name="gr10" style:family="graphic" style:parent-style-name="standard">
      <style:graphic-properties draw:stroke="dash" draw:stroke-dash="Ultra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8.213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-color="#66cc99" draw:textarea-horizontal-align="justify" draw:textarea-vertical-align="middle" draw:auto-grow-height="false" fo:min-height="1.64cm" fo:min-width="0cm"/>
    </style:style>
    <style:style style:name="gr13" style:family="graphic" style:parent-style-name="standard">
      <style:graphic-properties draw:fill-color="#9900ff" draw:textarea-horizontal-align="justify" draw:textarea-vertical-align="middle" draw:auto-grow-height="false" fo:min-height="1.084cm" fo:min-width="0cm"/>
    </style:style>
    <style:style style:name="gr14" style:family="graphic" style:parent-style-name="standard">
      <style:graphic-properties draw:stroke="none" svg:stroke-color="#000000" draw:fill="none" draw:fill-color="#ffffff" fo:min-height="0.573cm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3.497cm" fo:padding-top="0.176cm" fo:padding-bottom="0.176cm" fo:padding-left="0.301cm" fo:padding-right="0.301cm" draw:shadow-opacity="50%"/>
    </style:style>
    <style:style style:name="gr18" style:family="graphic" style:parent-style-name="standard">
      <style:graphic-properties draw:fill-color="#66cc99" draw:textarea-horizontal-align="justify" draw:textarea-vertical-align="middle" draw:auto-grow-height="false" fo:min-height="1.528cm" fo:min-width="0cm"/>
    </style:style>
    <style:style style:name="gr19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3.585cm" fo:padding-top="0.176cm" fo:padding-bottom="0.176cm" fo:padding-left="0.301cm" fo:padding-right="0.301cm" draw:shadow-opacity="50%"/>
    </style:style>
    <style:style style:name="gr20" style:family="graphic" style:parent-style-name="objectwithoutfill">
      <style:graphic-properties draw:stroke="dash" draw:stroke-dash="Ultrafine_20_Dashed" svg:stroke-color="#000000" draw:marker-end="Arrow" draw:fill="none" draw:textarea-vertical-align="middle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66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cc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6600" draw:opacity="50%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loext:graphic-properties draw:fill="solid" draw:fill-color="#fdc578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900ff"/>
      <style:paragraph-properties fo:text-align="center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9900f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8.128cm" svg:x="4.44cm" svg:y="3.0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199cm" svg:x="15.624cm" svg:y="2.197cm">
          <draw:text-box>
            <text:p><text:span text:style-name="T1">SimQueue Q</text:span></text:p>
          </draw:text-box>
        </draw:frame>
        <draw:frame draw:style-name="gr3" draw:text-style-name="P2" draw:layer="layout" svg:width="2.794cm" svg:height="0.889cm" svg:x="12.511cm" svg:y="4.053cm">
          <draw:text-box>
            <text:p><text:span text:style-name="T1">Visit Area</text:span></text:p>
          </draw:text-box>
        </draw:frame>
        <draw:custom-shape draw:style-name="gr4" draw:text-style-name="P3" xml:id="id4" draw:id="id4" draw:layer="layout" svg:width="0.635cm" svg:height="4.318cm" draw:transform="rotate (1.5707963267949) translate (14.745cm 7.4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xml:id="id5" draw:id="id5" draw:layer="layout" svg:width="2.255cm" svg:height="1.016cm" svg:x="3.293cm" svg:y="3.553cm">
          <text:p text:style-name="P4"><text:span text:style-name="T1">Arri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255cm" svg:height="1.016cm" svg:x="15.79cm" svg:y="3.537cm">
          <text:p text:style-name="P4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557cm" svg:height="2.286cm" draw:transform="skewX (-0.00837758040957278) translate (4.702cm 8.6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1.905cm" svg:height="1.27cm" svg:x="9.411cm" svg:y="9.422cm">
          <text:p text:style-name="P4"><text:span text:style-name="T2">jobs</text:span></text:p>
          <text:p text:style-name="P4"><text:span text:style-name="T2">::{J2,J3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976cm" svg:height="1.511cm" draw:transform="skewX (-0.00855211333477221) translate (6.251cm 5.59cm)">
          <text:p text:style-name="P4"><text:span text:style-name="T1">J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6.489cm" svg:y="6.3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8.763cm" svg:height="2.54cm" svg:x="5.982cm" svg:y="4.85cm">
          <text:p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0.363cm" svg:y1="9.422cm" svg:x2="10.363cm" svg:y2="7.39cm" draw:start-shape="id1" draw:end-shape="id2" draw:end-glue-point="2" svg:d="M10363 9422v-2032" svg:viewBox="0 0 1 2033">
          <text:p/>
        </draw:connector>
        <draw:connector draw:style-name="gr11" draw:text-style-name="P9" draw:layer="layout" svg:x1="16.917cm" svg:y1="4.553cm" svg:x2="16.904cm" svg:y2="6.788cm" draw:start-shape="id3" draw:start-glue-point="2" draw:end-shape="id4" draw:end-glue-point="1" svg:d="M16917 4553v1142h-13v1093" svg:viewBox="0 0 14 2236">
          <text:p/>
        </draw:connector>
        <draw:custom-shape draw:style-name="gr12" draw:text-style-name="P3" xml:id="id6" draw:id="id6" draw:layer="layout" svg:width="0.635cm" svg:height="2.159cm" draw:transform="rotate (1.5707963267949) translate (3.823cm 7.2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9" draw:layer="layout" svg:x1="3.293cm" svg:y1="4.061cm" svg:x2="4.902cm" svg:y2="6.647cm" draw:start-shape="id5" draw:start-glue-point="3" draw:end-shape="id6" draw:end-glue-point="1" svg:d="M3293 4061h-552v1572h2161v1014" svg:viewBox="0 0 2162 2587">
          <text:p/>
        </draw:connector>
        <draw:frame draw:style-name="gr2" draw:text-style-name="P10" draw:layer="layout" svg:width="2.794cm" svg:height="1.199cm" svg:x="4.521cm" svg:y="13.557cm">
          <draw:text-box>
            <text:p><text:span text:style-name="T3">ARRIVAL</text:span></text:p>
          </draw:text-box>
        </draw:frame>
        <draw:custom-shape draw:style-name="gr13" draw:text-style-name="P11" draw:layer="layout" svg:width="0.635cm" svg:height="1.524cm" svg:x="5.474cm" svg:y="11.8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3.276cm" svg:height="0.823cm" svg:x="15.253cm" svg:y="13.552cm">
          <draw:text-box>
            <text:p><text:span text:style-name="T3">DEPARTURE</text:span></text:p>
          </draw:text-box>
        </draw:frame>
        <draw:custom-shape draw:style-name="gr13" draw:text-style-name="P11" draw:layer="layout" svg:width="0.635cm" svg:height="1.524cm" svg:x="16.538cm" svg:y="11.8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0" draw:layer="layout" svg:width="5.585cm" svg:height="0.725cm" svg:x="8.271cm" svg:y="15.047cm">
          <draw:text-box>
            <text:p><text:span text:style-name="T3">Sub-Notification Types</text:span></text:p>
          </draw:text-box>
        </draw:frame>
        <draw:line draw:style-name="gr16" draw:text-style-name="P9" draw:layer="layout" svg:x1="10.381cm" svg:y1="7.39cm" svg:x2="10.427cm" svg:y2="4.85cm">
          <text:p/>
        </draw:line>
        <draw:frame draw:style-name="gr2" draw:text-style-name="P2" draw:layer="layout" svg:width="2.285cm" svg:height="1.199cm" svg:x="7.433cm" svg:y="5.883cm">
          <draw:text-box>
            <text:p><text:span text:style-name="T1">Waiting</text:span></text:p>
            <text:p><text:span text:style-name="T1">Area</text:span></text:p>
          </draw:text-box>
        </draw:frame>
        <draw:frame draw:style-name="gr2" draw:text-style-name="P2" draw:layer="layout" svg:width="2.249cm" svg:height="1.199cm" svg:x="11.045cm" svg:y="5.916cm">
          <draw:text-box>
            <text:p><text:span text:style-name="T1">Service</text:span></text:p>
            <text:p><text:span text:style-name="T1">Area</text:span></text:p>
          </draw:text-box>
        </draw:frame>
        <draw:custom-shape draw:style-name="gr17" draw:text-style-name="P7" draw:layer="layout" svg:width="4.099cm" svg:height="1.27cm" svg:x="4.966cm" svg:y="9.422cm">
          <text:p text:style-name="P4"><text:span text:style-name="T2">jobsInWaitingArea</text:span></text:p>
          <text:p text:style-name="P4"><text:span text:style-name="T2">::{J3}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8" draw:id="id8" draw:layer="layout" svg:width="0.635cm" svg:height="2.032cm" draw:transform="rotate (1.5707963267949) translate (9.03cm 7.09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4.187cm" svg:height="1.27cm" svg:x="11.774cm" svg:y="9.422cm">
          <text:p text:style-name="P4"><text:span text:style-name="T2">jobsInServiceArea</text:span></text:p>
          <text:p text:style-name="P4"><text:span text:style-name="T2">::{J2}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2.255cm" svg:height="1.016cm" svg:x="9.29cm" svg:y="3.537cm">
          <text:p text:style-name="P4"><text:span text:style-name="T1">Star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9.29cm" svg:y1="4.045cm" svg:x2="10.046cm" svg:y2="6.458cm" draw:start-shape="id7" draw:start-glue-point="3" draw:end-shape="id8" draw:end-glue-point="1" svg:d="M9290 4045h-552v1485h1308v928" svg:viewBox="0 0 1309 2414">
          <text:p/>
        </draw:connector>
        <draw:custom-shape draw:style-name="gr8" draw:text-style-name="P8" draw:layer="layout" svg:width="0.976cm" svg:height="1.511cm" draw:transform="skewX (-0.00855211333477221) translate (13.152cm 5.59cm)">
          <text:p text:style-name="P4"><text:span text:style-name="T1">J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13.39cm" svg:y="6.33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8.179cm" svg:y1="9.422cm" svg:x2="8.179cm" svg:y2="7.39cm">
          <text:p/>
        </draw:line>
        <draw:line draw:style-name="gr20" draw:text-style-name="P9" draw:layer="layout" svg:x1="12.679cm" svg:y1="9.423cm" svg:x2="12.679cm" svg:y2="7.391cm">
          <text:p/>
        </draw:line>
        <draw:custom-shape draw:style-name="gr13" draw:text-style-name="P11" draw:layer="layout" svg:width="0.635cm" svg:height="1.524cm" svg:x="10.374cm" svg:y="11.8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2.794cm" svg:height="1.199cm" svg:x="9.721cm" svg:y="13.558cm">
          <draw:text-box>
            <text:p><text:span text:style-name="T3">START</text:span></text:p>
          </draw:text-box>
        </draw:frame>
        <draw:custom-shape draw:style-name="gr8" draw:text-style-name="P8" draw:layer="layout" svg:width="0.976cm" svg:height="1.511cm" draw:transform="skewX (-0.00855211333477221) translate (19.653cm 6.29cm)">
          <text:p text:style-name="P4"><text:span text:style-name="T1">J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19.891cm" svg:y="7.0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976cm" svg:height="1.511cm" draw:transform="skewX (-0.00855211333477221) translate (2.253cm 6.19cm)">
          <text:p text:style-name="P4"><text:span text:style-name="T1">J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2.491cm" svg:y="6.93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27T13:40:24.058943718</dc:date>
    <meta:editing-duration>PT1H22M23S</meta:editing-duration>
    <meta:editing-cycles>19</meta:editing-cycles>
    <meta:generator>LibreOffice/5.4.6.2$Linux_X86_64 LibreOffice_project/40$Build-2</meta:generator>
    <meta:document-statistic meta:object-count="38"/>
  </office:meta>
</office:document-meta>
</file>